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00000008000EB125DBF0413C0B.png" manifest:media-type="image/png"/>
  <manifest:file-entry manifest:full-path="Pictures/10000201000004B0000004B076A5423DCE1196C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top="0in" fo:margin-bottom="0.0035in" style:contextual-spacing="false" fo:text-align="center" style:justify-single-word="false"/>
    </style:style>
    <style:style style:name="P2" style:family="paragraph" style:parent-style-name="Heading_20_1">
      <style:paragraph-properties fo:margin-left="1.3992in" fo:margin-right="1.3835in" fo:line-height="100%" fo:text-align="center" style:justify-single-word="false" fo:text-indent="-0.0071in" style:auto-text-indent="false"/>
      <style:text-properties style:use-window-font-color="true" loext:opacity="0%" style:font-size-complex="12pt"/>
    </style:style>
    <style:style style:name="P3" style:family="paragraph" style:parent-style-name="Standard">
      <style:paragraph-properties fo:margin-left="1.3992in" fo:margin-right="1.3835in" fo:line-height="100%" fo:text-align="center" style:justify-single-word="false" fo:text-indent="-0.0071in" style:auto-text-indent="false"/>
      <style:text-properties style:use-window-font-color="true" loext:opacity="0%" fo:font-size="12pt" style:font-size-asian="12pt" style:font-size-complex="12pt"/>
    </style:style>
    <style:style style:name="P4"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text-properties style:use-window-font-color="true" loext:opacity="0%" officeooo:rsid="00200d32" officeooo:paragraph-rsid="00200d32" style:font-size-complex="12pt"/>
    </style:style>
    <style:style style:name="P5"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style>
    <style:style style:name="P6" style:family="paragraph" style:parent-style-name="Standard">
      <style:paragraph-properties fo:margin-left="0.0134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8" style:family="paragraph" style:parent-style-name="Standard">
      <style:paragraph-properties fo:margin-left="0in" fo:margin-right="0in" fo:margin-top="0in" fo:margin-bottom="0.0083in" style:contextual-spacing="false" fo:line-height="100%" fo:text-align="justify" style:justify-single-word="false" fo:text-indent="0in" style:auto-text-indent="false">
        <style:tab-stops>
          <style:tab-stop style:position="0.5134in" style:type="center"/>
          <style:tab-stop style:position="1.4083in" style:type="center"/>
          <style:tab-stop style:position="2.9898in" style:type="center"/>
          <style:tab-stop style:position="4.0138in" style:type="center"/>
          <style:tab-stop style:position="5.0874in" style:type="center"/>
        </style:tab-stops>
      </style:paragraph-properties>
      <style:text-properties style:use-window-font-color="true" loext:opacity="0%" style:font-size-complex="12pt"/>
    </style:style>
    <style:style style:name="P9"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10"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1"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12" style:family="paragraph" style:parent-style-name="Standard">
      <style:paragraph-properties fo:margin-left="0.2598in" fo:margin-right="0in" fo:margin-top="0.0398in" fo:margin-bottom="0.0398in" style:contextual-spacing="false" fo:line-height="100%" fo:text-align="justify" style:justify-single-word="false" fo:text-indent="-0.0071in" style:auto-text-indent="false"/>
      <style:text-properties style:use-window-font-color="true" loext:opacity="0%" fo:font-weight="bold" style:font-weight-asian="bold" style:font-size-complex="12pt"/>
    </style:style>
    <style:style style:name="P13" style:family="paragraph" style:parent-style-name="Standard">
      <style:paragraph-properties fo:margin-left="0.0098in" fo:margin-right="0in" fo:margin-top="0in" fo:margin-bottom="0.0083in" style:contextual-spacing="false" fo:line-height="100%" fo:text-align="justify" style:justify-single-word="false" fo:text-indent="-0.0071in" style:auto-text-indent="false"/>
      <style:text-properties style:use-window-font-color="true" loext:opacity="0%" style:font-size-complex="12pt"/>
    </style:style>
    <style:style style:name="P14" style:family="paragraph" style:parent-style-name="Standard">
      <style:paragraph-properties fo:margin-left="0.7634in" fo:margin-right="0in" fo:margin-top="0in" fo:margin-bottom="0in" style:contextual-spacing="false" fo:line-height="100%" fo:text-align="justify" style:justify-single-word="false" fo:text-indent="0in" style:auto-text-indent="false"/>
    </style:style>
    <style:style style:name="P15"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P16"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style:font-weight-asian="bold" style:font-size-complex="12pt"/>
    </style:style>
    <style:style style:name="P17"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officeooo:paragraph-rsid="000fc184" style:font-weight-asian="bold" style:font-size-complex="12pt"/>
    </style:style>
    <style:style style:name="P18"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style:font-name="Arial" fo:font-size="12pt" fo:language="en" fo:country="US" fo:font-weight="normal" officeooo:rsid="00208781" officeooo:paragraph-rsid="00208781" style:font-name-asian="Calibri1" style:font-size-asian="12pt" style:language-asian="zh" style:country-asian="CN" style:font-weight-asian="normal" style:font-name-complex="Arial" style:font-size-complex="12pt" style:language-complex="ar" style:country-complex="SA" style:font-weight-complex="normal"/>
    </style:style>
    <style:style style:name="P19"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20"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21"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4a2c8a" officeooo:paragraph-rsid="004a2c8a" style:font-weight-asian="bold"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officeooo:paragraph-rsid="004a2c8a" fo:hyphenate="false" fo:hyphenation-remain-char-count="2" fo:hyphenation-push-char-count="2" loext:hyphenation-no-caps="false"/>
    </style:style>
    <style:style style:name="P23" style:family="paragraph" style:parent-style-name="Standard" style:master-page-name="">
      <loext:graphic-properties draw:fill="none"/>
      <style:paragraph-properties fo:margin-left="0.25in" fo:margin-right="0in" fo:margin-top="0.1583in" fo:margin-bottom="0.1583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497729" officeooo:paragraph-rsid="00497729" style:font-weight-asian="bold" style:font-weight-complex="bold" fo:hyphenate="false" fo:hyphenation-remain-char-count="2" fo:hyphenation-push-char-count="2" loext:hyphenation-no-caps="false"/>
    </style:style>
    <style:style style:name="P24"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4a2c8a" officeooo:paragraph-rsid="004a2c8a" style:font-weight-asian="bold" style:font-weight-complex="bold" fo:hyphenate="false" fo:hyphenation-remain-char-count="2" fo:hyphenation-push-char-count="2" loext:hyphenation-no-caps="false"/>
    </style:style>
    <style:style style:name="P25"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26"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27" style:family="paragraph" style:parent-style-name="Standard">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f5843" officeooo:paragraph-rsid="002e68fc" style:font-weight-asian="normal" style:font-weight-complex="normal" fo:hyphenate="false" fo:hyphenation-remain-char-count="2" fo:hyphenation-push-char-count="2" loext:hyphenation-no-caps="false"/>
    </style:style>
    <style:style style:name="P28" style:family="paragraph" style:parent-style-name="Standard" style:list-style-name="L1" style:master-page-name="">
      <loext:graphic-properties draw:fill="none"/>
      <style:paragraph-properties fo:margin-left="0.8118in" fo:margin-right="0in" fo:margin-top="0.1189in" fo:margin-bottom="0.1189in" style:contextual-spacing="false" fo:line-height="100%" fo:text-align="justify" style:justify-single-word="false" fo:orphans="2" fo:widows="2" fo:hyphenation-ladder-count="no-limit" fo:text-indent="-0.25in" style:auto-text-indent="false" style:page-number="auto" fo:background-color="transparent" style:writing-mode="lr-tb"/>
      <style:text-properties officeooo:rsid="002b0766" officeooo:paragraph-rsid="002b0766" fo:hyphenate="false" fo:hyphenation-remain-char-count="2" fo:hyphenation-push-char-count="2" loext:hyphenation-no-caps="false"/>
    </style:style>
    <style:style style:name="P29" style:family="paragraph" style:parent-style-name="Standard" style:list-style-name="L1">
      <loext:graphic-properties draw:fill="none"/>
      <style:paragraph-properties fo:margin-left="0.8118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b0766" officeooo:paragraph-rsid="002b0766" fo:hyphenate="false" fo:hyphenation-remain-char-count="2" fo:hyphenation-push-char-count="2" loext:hyphenation-no-caps="false"/>
    </style:style>
    <style:style style:name="P30" style:family="paragraph" style:parent-style-name="Standard" style:list-style-name="L1">
      <loext:graphic-properties draw:fill="none"/>
      <style:paragraph-properties fo:margin-left="0.8118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d7afe" officeooo:paragraph-rsid="002d7afe" fo:hyphenate="false" fo:hyphenation-remain-char-count="2" fo:hyphenation-push-char-count="2" loext:hyphenation-no-caps="false"/>
    </style:style>
    <style:style style:name="P31" style:family="paragraph">
      <loext:graphic-properties draw:fill="none"/>
      <style:paragraph-properties fo:text-align="start"/>
      <style:text-properties fo:font-size="12pt"/>
    </style:style>
    <style:style style:name="T1" style:family="text">
      <style:text-properties fo:font-size="10.5pt" fo:font-weight="normal" officeooo:rsid="003bfbf1" style:font-size-asian="10.5pt" style:font-weight-asian="normal" style:font-size-complex="10.5pt" style:font-weight-complex="normal"/>
    </style:style>
    <style:style style:name="T2" style:family="text">
      <style:text-properties style:use-window-font-color="true" loext:opacity="0%" fo:font-weight="normal" officeooo:rsid="000fc184" style:font-weight-asian="normal" style:font-size-complex="12pt" style:font-weight-complex="normal"/>
    </style:style>
    <style:style style:name="T3" style:family="text">
      <style:text-properties style:use-window-font-color="true" loext:opacity="0%" fo:font-weight="normal" officeooo:rsid="00210376" style:font-weight-asian="normal" style:font-size-complex="12pt" style:font-weight-complex="normal"/>
    </style:style>
    <style:style style:name="T4" style:family="text">
      <style:text-properties style:use-window-font-color="true" loext:opacity="0%" fo:font-weight="normal" officeooo:rsid="00221769" style:font-weight-asian="normal" style:font-size-complex="12pt" style:font-weight-complex="normal"/>
    </style:style>
    <style:style style:name="T5" style:family="text">
      <style:text-properties officeooo:rsid="00208781"/>
    </style:style>
    <style:style style:name="T6" style:family="text">
      <style:text-properties officeooo:rsid="0020dd4b"/>
    </style:style>
    <style:style style:name="T7" style:family="text">
      <style:text-properties fo:font-weight="normal" officeooo:rsid="004b7cbc" style:font-weight-asian="normal" style:font-weight-complex="normal"/>
    </style:style>
    <style:style style:name="T8" style:family="text">
      <style:text-properties officeooo:rsid="00221769"/>
    </style:style>
    <style:style style:name="T9" style:family="text">
      <style:text-properties fo:font-style="italic" officeooo:rsid="00221769" style:font-style-asian="italic" style:font-style-complex="italic"/>
    </style:style>
    <style:style style:name="T10" style:family="text">
      <style:text-properties fo:font-style="italic" officeooo:rsid="00255f90" style:font-style-asian="italic" style:font-style-complex="italic"/>
    </style:style>
    <style:style style:name="T11" style:family="text">
      <style:text-properties fo:font-size="12pt" style:font-size-asian="12pt"/>
    </style:style>
    <style:style style:name="T12" style:family="text">
      <style:text-properties fo:font-size="12pt" officeooo:rsid="001fecbe" style:font-size-asian="12pt"/>
    </style:style>
    <style:style style:name="T13" style:family="text">
      <style:text-properties officeooo:rsid="00239bdd"/>
    </style:style>
    <style:style style:name="T14" style:family="text">
      <style:text-properties fo:font-style="normal" officeooo:rsid="00239bdd" style:font-style-asian="normal" style:font-style-complex="normal"/>
    </style:style>
    <style:style style:name="T15" style:family="text">
      <style:text-properties officeooo:rsid="0024de60"/>
    </style:style>
    <style:style style:name="T16" style:family="text">
      <style:text-properties officeooo:rsid="00255f90"/>
    </style:style>
    <style:style style:name="T17" style:family="text">
      <style:text-properties officeooo:rsid="0026f6e4"/>
    </style:style>
    <style:style style:name="T18" style:family="text">
      <style:text-properties officeooo:rsid="00274e5d"/>
    </style:style>
    <style:style style:name="T19" style:family="text">
      <style:text-properties officeooo:rsid="0029261a"/>
    </style:style>
    <style:style style:name="T20" style:family="text">
      <style:text-properties officeooo:rsid="002b0766"/>
    </style:style>
    <style:style style:name="T21" style:family="text">
      <style:text-properties officeooo:rsid="002e68fc"/>
    </style:style>
    <style:style style:name="T22" style:family="text">
      <style:text-properties style:text-underline-style="none" fo:font-weight="normal" officeooo:rsid="00366bde" style:font-weight-asian="normal" style:font-weight-complex="normal"/>
    </style:style>
    <style:style style:name="T23" style:family="text">
      <style:text-properties style:text-underline-style="none" fo:font-weight="normal" officeooo:rsid="00381646" style:font-weight-asian="normal" style:font-weight-complex="normal"/>
    </style:style>
    <style:style style:name="T24" style:family="text">
      <style:text-properties style:text-underline-style="none" fo:font-weight="normal" officeooo:rsid="0039c609" style:font-weight-asian="normal" style:font-weight-complex="normal"/>
    </style:style>
    <style:style style:name="T25" style:family="text">
      <style:text-properties style:text-underline-style="none" fo:font-weight="normal" officeooo:rsid="0039f915" style:font-weight-asian="normal" style:font-weight-complex="normal"/>
    </style:style>
    <style:style style:name="T26" style:family="text">
      <style:text-properties style:text-underline-style="none" fo:font-weight="normal" officeooo:rsid="003bed9d" style:font-weight-asian="normal" style:font-weight-complex="normal"/>
    </style:style>
    <style:style style:name="T27" style:family="text">
      <style:text-properties style:text-underline-style="none" fo:font-weight="normal" officeooo:rsid="004a2c8a" style:font-weight-asian="normal" style:font-weight-complex="normal"/>
    </style:style>
    <style:style style:name="T28" style:family="text">
      <style:text-properties style:text-underline-style="none" fo:font-weight="normal" officeooo:rsid="004c0f43" style:font-weight-asian="normal" style:font-weight-complex="normal"/>
    </style:style>
    <style:style style:name="T29" style:family="text">
      <style:text-properties style:text-underline-style="none" fo:font-weight="normal" officeooo:rsid="004d5fac" style:font-weight-asian="normal" style:font-weight-complex="normal"/>
    </style:style>
    <style:style style:name="T30" style:family="text">
      <style:text-properties style:text-underline-style="none" officeooo:rsid="00336c52"/>
    </style:style>
    <style:style style:name="T31" style:family="text">
      <style:text-properties style:text-underline-style="none" officeooo:rsid="004a2c8a"/>
    </style:style>
    <style:style style:name="T32" style:family="text">
      <style:text-properties officeooo:rsid="003bed9d"/>
    </style:style>
    <style:style style:name="T33" style:family="text">
      <style:text-properties officeooo:rsid="004b7cbc"/>
    </style:style>
    <style:style style:name="T34" style:family="text">
      <style:text-properties fo:font-weight="bold" officeooo:rsid="004a2c8a"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fo:margin-left="0.0083in" fo:margin-right="0.0126in" fo:margin-top="0.0091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draw:textarea-vertical-align="top" draw:auto-grow-height="false" draw:fit-to-size="false" style:shrink-to-fit="false" fo:min-height="0in" fo:min-width="5.0543in" fo:padding-top="0.0492in" fo:padding-bottom="0.0492in" fo:padding-left="0.0984in" fo:padding-right="0.0984in" fo:wrap-option="wrap" style:run-through="foreground"/>
    </style:style>
    <style:style style:name="gr3" style:family="graphic">
      <style:graphic-properties fo:margin-left="0.0083in" fo:margin-right="0.0126in" fo:margin-top="0.011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Name: <text:s text:c="11"/>Cunanan<text:tab/><text:tab/>Zuriel<text:tab/>Khristofer<text:tab/><text:tab/> <text:s text:c="5"/>Bernal</text:p>
      <text:p text:style-name="P8"><draw:g text:anchor-type="paragraph" draw:z-index="4" draw:name="Group 92" draw:style-name="gr3"><draw:custom-shape draw:style-name="gr2" draw:text-style-name="P31" svg:width="5.2512in" svg:height="0.0114in" svg:x="0.8134in" svg:y="0.0319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text:tab/><text:tab/>Surname <text:s/><text:tab/>First Name <text:s/><text:tab/><text:tab/>Middle Name </text:p>
      <text:p text:style-name="P13"><draw:g text:anchor-type="paragraph" draw:z-index="5" draw:name="Group 90" draw:style-name="gr1"><draw:custom-shape draw:style-name="gr2" draw:text-style-name="P31" svg:width="5.2512in" svg:height="0.0114in" svg:x="0.8134in" svg:y="0.1835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Program: <text:s text:c="13"/>Bachelor of Science Information Technology </text:p>
      <text:p text:style-name="P6"/>
      <text:p text:style-name="P7"/>
      <text:p text:style-name="P6"/>
      <text:h text:style-name="P2" text:outline-level="1"><text:span text:style-name="T11"><text:s/></text:span><text:span text:style-name="T12">PROJECT</text:span><text:span text:style-name="T11"> PRESENTATION </text:span></text:h>
      <text:p text:style-name="P3"/>
      <text:p text:style-name="P6"/>
      <text:list xml:id="list3514098360" text:style-name="WWNum1">
        <text:list-item>
          <text:p text:style-name="P16">General Subject Area </text:p>
        </text:list-item>
      </text:list>
      <text:p text:style-name="P4">Standalone Application for S<text:span text:style-name="T5">aint </text:span>V<text:span text:style-name="T5">incent </text:span>C<text:span text:style-name="T5">ollege of </text:span>C<text:span text:style-name="T5">abuyao</text:span></text:p>
      <text:p text:style-name="P5"/>
      <text:list xml:id="list161521856523368" text:continue-numbering="true" text:style-name="WWNum1">
        <text:list-item>
          <text:p text:style-name="P17">Specific Topic</text:p>
          <text:p text:style-name="P18"><text:span text:style-name="T32">Project Excelsior: </text:span>A Standalone WebWrapper Application for <text:span text:style-name="T6">the Students and Personnel of Saint Vincent College of Cabuyao</text:span></text:p>
        </text:list-item>
      </text:list>
      <text:p text:style-name="P14"/>
      <text:p text:style-name="P14"/>
      <text:p text:style-name="P12"><text:span text:style-name="T21">A</text:span>. Introduction</text:p>
      <text:p text:style-name="P11"><text:span text:style-name="T2"><text:tab/></text:span><text:span text:style-name="T3">Since the internet become not only the most popular communication medium, it also advanced technologically making it reliable and dependable, a lot of use cases has emerged taking advantage of the said technology. </text:span><text:span text:style-name="T4">Usage of internet from browsers and using internet services from web have became the most accessible way of utilizing the internet, from email, to instant messaging, and now even storage solutions we know now as “cloud”.</text:span></text:p>
      <text:p text:style-name="P11"><text:span text:style-name="T4"><text:tab/></text:span><text:span text:style-name="T8">Many company offers different ways of accessing their internet applications and we all can agree that majority of them is accessible both in their native app, and as a Web Page by going to their respective URL. </text:span><text:span text:style-name="T9">Google</text:span><text:span text:style-name="T8">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text:span><text:span text:style-name="T9">Chromebooks</text:span><text:span text:style-name="T8">, a power saving notebook based on top of their browser </text:span><text:span text:style-name="T9">Chrome </text:span><text:span text:style-name="T14">which is designed to only run Web-based applications and dependent to Internet</text:span><text:span text:style-name="T8">. </text:span></text:p>
      <text:p text:style-name="P11"/>
      <text:p text:style-name="P23">B. Background of Study</text:p>
      <text:p text:style-name="P9"><text:tab/><text:span text:style-name="T13">Pandemic emerged at year 2020, and most of people got locked down. Way of alternative learning system was tried out and as of year 2022, most of institutions use sets of free learning and meeting tools from internet alongside their paid or proprietary </text:span><text:span text:style-name="T15">Online </text:span><text:span text:style-name="T13">Learning Management System. </text:span><text:span text:style-name="T10">Saint Vincent College of Cabuyao</text:span><text:span text:style-name="T16"> have been using their own Student Portal, as well as their very own LMS. Sets of tools used in their classes are mainly done using Zoom, Google Meet, and other sets of free tools in the internet mostly accessed via web browser. </text:span></text:p>
      <text:p text:style-name="P9"><text:soft-page-break/></text:p>
      <text:p text:style-name="P9"/>
      <text:p text:style-name="P9"><text:tab/><text:span text:style-name="T17">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ext:span><text:span text:style-name="T18">the said </text:span><text:span text:style-name="T17">tools, </text:span><text:span text:style-name="T18">while increasing the ease of access and reliability </text:span><text:span text:style-name="T20">as well as security</text:span><text:span text:style-name="T18">. This application also aims to help users both student and staff alike by embedding relevant tools and other web apps inside of the application such as, scientific calculators, dictionary, office suites (word, excel, power point), </text:span><text:span text:style-name="T19">etc. </text:span></text:p>
      <text:p text:style-name="P9"/>
      <text:p text:style-name="P24">C. Scope and Limitations</text:p>
      <text:p text:style-name="P21"/>
      <text:p text:style-name="P21">Scope of the Study</text:p>
      <text:p text:style-name="P22"><text:span text:style-name="T34"><text:tab/></text:span><text:span text:style-name="T7">The focus of the study is to ease up and eliminate the use of external browser by packing up as much common tool needed by personnel and students alike. The output of this study aims to solve the following problems: </text:span></text:p>
      <text:list xml:id="list4029662236" text:style-name="L1">
        <text:list-item>
          <text:p text:style-name="P28">Usage of one web browser in all the web application you use can cause cookie usage mix up, which tells another app too much about you, and it may appear crossly to the relevant tools you use.</text:p>
        </text:list-item>
        <text:list-item>
          <text:p text:style-name="P29">Usage of different web browsers to isolate the data, but consumes more resources. </text:p>
        </text:list-item>
        <text:list-item>
          <text:p text:style-name="P30">Usage of tools in browser and looking them up on web could be rather overwhelming and hard to manage overtime.</text:p>
        </text:list-item>
        <text:list-item>
          <text:p text:style-name="P30">Web App compatibility in browser; small margin of users use incompatible brows<text:span text:style-name="T33">er.</text:span></text:p>
        </text:list-item>
      </text:list>
      <text:p text:style-name="P27"/>
      <text:p text:style-name="P10"><text:span text:style-name="T30">Limitation </text:span><text:span text:style-name="T31">of the Study</text:span></text:p>
      <text:p text:style-name="P25"><text:span text:style-name="T31"><text:tab/></text:span><text:span text:style-name="T28">For its limitation, the study is limited only to Senior High </text:span><text:span text:style-name="T29">S</text:span><text:span text:style-name="T28">chool to College Students of Saint Vincent College of Cabuyao. All personnel within the institution can also participate in this study.</text:span></text:p>
      <text:p text:style-name="P10"><text:span text:style-name="T30"><text:tab/></text:span><text:span text:style-name="T27">T</text:span><text:span text:style-name="T22">his application is just a wrapper of the included tools to make it standalone. The performance of the apps inside of it is dependent to the server of that specific application, as well the user’s computer performance + the</text:span><text:span text:style-name="T23">ir </text:span><text:span text:style-name="T22">internet connection. </text:span><text:span text:style-name="T24">This application collects no data </text:span><text:span text:style-name="T26">for personal usage</text:span><text:span text:style-name="T24"> and is just a web wrapper. </text:span><text:span text:style-name="T25">All the </text:span><text:span text:style-name="T26">remote </text:span><text:span text:style-name="T25">data are stored within the app locally and the access would be depending on what tool you are opening and using but isolating it from all the web browsers you are using making it “standalone”. </text:span><text:span text:style-name="T26">But do note that any report of the included tool’s misbehavior would be deliberated and shall be subjected to the removal of it within the Project Excelsi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055in" fo:margin-top="0in" fo:margin-bottom="0.0035in" style:contextual-spacing="false" fo:line-height="103%"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1.3992in" fo:margin-right="1.3256in" fo:margin-top="0in" fo:margin-bottom="0.0083in" style:contextual-spacing="false" fo:line-height="103%" fo:text-align="center" style:justify-single-word="false" fo:keep-together="always" fo:orphans="2" fo:widows="2" fo:hyphenation-ladder-count="no-limit" fo:text-indent="-0.0071in" style:auto-text-indent="false" fo:keep-with-next="always" style:writing-mode="lr-tb"/>
      <style:text-properties fo:color="#000000" loext:opacity="100%" style:font-name="Arial1" fo:font-family="Arial" style:font-family-generic="roman" style:font-pitch="variable" fo:font-size="14pt" fo:language="en" fo:country="PH" fo:font-weight="bold" style:letter-kerning="false" style:font-name-asian="Arial2" style:font-family-asian="Arial" style:font-family-generic-asian="system" style:font-pitch-asian="variable" style:font-size-asian="14pt" style:language-asian="en" style:country-asian="PH" style:font-weight-asian="bold"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name="Times New Roman1" fo:font-family="'Times New Roman'"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use-window-font-color="true" loext:opacity="0%" style:font-name="Calibri" fo:font-family="Calibri"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style>
    <style:style style:name="No_20_Spacing" style:display-name="No Spacing" style:family="paragraph" style:default-outline-level="">
      <style:paragraph-properties fo:margin-left="0.0201in" fo:margin-right="0.0055in" fo:margin-top="0in" fo:margin-bottom="0in" style:contextual-spacing="false"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loext:opacity="100%"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size-complex="11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l_5f_ad" style:display-name="il_ad" style:family="text" style:parent-style-name="Default_20_Paragraph_20_Font"/>
    <style:style style:name="Header_20_Char" style:display-name="Head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Numbering_20_Symbols" style:display-name="Numbering Symbols" style:family="text"/>
    <style:style style:name="ListLabel_20_1" style:display-name="ListLabel 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2" style:display-name="ListLabel 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5" style:display-name="ListLabel 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0" style:display-name="ListLabel 10" style:family="text">
      <style:text-properties fo:color="#000000" loext:opacity="100%" style:text-line-through-style="none" style:text-line-through-type="none" style:text-position="0% 100%" style:font-name="Arial1"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font-weight-complex="bold"/>
    </style:style>
    <style:style style:name="ListLabel_20_11" style:display-name="ListLabel 1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2" style:display-name="ListLabel 1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3" style:display-name="ListLabel 1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4" style:display-name="ListLabel 1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5" style:display-name="ListLabel 1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6" style:display-name="ListLabel 1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7" style:display-name="ListLabel 1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8" style:display-name="ListLabel 1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margin-left="0.7528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3"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4"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5"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6"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7"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8"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9"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0.566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12"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15"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18"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style:list-level-properties text:list-level-position-and-space-mode="label-alignment">
          <style:list-level-label-alignment text:label-followed-by="listtab" fo:text-indent="-0.75in" fo:margin-left="2in"/>
        </style:list-level-properties>
      </text:list-level-style-number>
      <text:list-level-style-number text:level="6" style:num-format="1">
        <style:list-level-properties text:list-level-position-and-space-mode="label-alignment">
          <style:list-level-label-alignment text:label-followed-by="listtab" fo:text-indent="-0.75in" fo:margin-left="2.25in"/>
        </style:list-level-properties>
      </text:list-level-style-number>
      <text:list-level-style-number text:level="7" style:num-format="1">
        <style:list-level-properties text:list-level-position-and-space-mode="label-alignment">
          <style:list-level-label-alignment text:label-followed-by="listtab" fo:text-indent="-1in" fo:margin-left="2.75in"/>
        </style:list-level-properties>
      </text:list-level-style-number>
      <text:list-level-style-number text:level="8" style:num-format="1">
        <style:list-level-properties text:list-level-position-and-space-mode="label-alignment">
          <style:list-level-label-alignment text:label-followed-by="listtab" fo:text-indent="-1in" fo:margin-left="3in"/>
        </style:list-level-properties>
      </text:list-level-style-number>
      <text:list-level-style-number text:level="9" style:num-format="1">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MP2" style:family="paragraph" style:parent-style-name="Header">
      <style:paragraph-properties fo:margin-top="0in" fo:margin-bottom="0.0035in" style:contextual-spacing="false" fo:text-align="center" style:justify-single-word="false"/>
    </style:style>
    <style:style style:name="MT1" style:family="text">
      <style:text-properties fo:font-size="10.5pt" fo:font-weight="normal" officeooo:rsid="003bfbf1" style:font-size-asian="10.5pt" style:font-weight-asian="normal" style:font-size-complex="10.5pt"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0535in" fo:margin-left="0.9866in" fo:margin-right="0.9972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MP1" text:outline-level="1"><draw:frame draw:style-name="Mfr1" draw:name="Picture 3" text:anchor-type="char" svg:x="0.5965in" svg:y="-0.5in" svg:width="1.198in" svg:height="1.198in" draw:z-index="1"><draw:image xlink:href="Pictures/1000020100000800000008000EB125DBF0413C0B.png" xlink:type="simple" xlink:show="embed" xlink:actuate="onLoad" draw:mime-type="image/png"/></draw:frame><draw:frame draw:style-name="Mfr2" draw:name="Picture 4" text:anchor-type="char" svg:x="4.4717in" svg:y="-0.4783in" svg:width="1.3161in" svg:height="1.052in" draw:z-index="3"><draw:image xlink:href="Pictures/10000201000004B0000004B076A5423DCE1196C4.png" xlink:type="simple" xlink:show="embed" xlink:actuate="onLoad" draw:mime-type="image/png"/></draw:frame>Saint Vincent College Cabuyao<text:line-break/><text:span text:style-name="MT1">Mamatid, Cabuyao. Laguna</text:span></text:h>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01:26:00</meta:creation-date>
    <meta:initial-creator>ncgraza</meta:initial-creator>
    <dc:language>en-US</dc:language>
    <dc:date>2022-01-30T16:14:39.654000000</dc:date>
    <meta:editing-cycles>54</meta:editing-cycles>
    <dc:title>Republic of the Philippines</dc:title>
    <meta:editing-duration>PT3H3M20S</meta:editing-duration>
    <meta:generator>LibreOffice/7.1.8.1$Windows_X86_64 LibreOffice_project/e1f30c802c3269a1d052614453f260e49458c82c</meta:generator>
    <meta:document-statistic meta:table-count="0" meta:image-count="2" meta:object-count="0" meta:page-count="2" meta:paragraph-count="25" meta:word-count="729" meta:character-count="4420" meta:non-whitespace-character-count="3666"/>
    <meta:user-defined meta:name="AppVersion">15.0000</meta:user-defined>
    <meta:template xlink:type="simple" xlink:actuate="onRequest" xlink:title="Normal" xlink:href=""/>
  </office:meta>
</office:document-meta>
</file>